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officeooo:rsid="0014c34e" officeooo:paragraph-rsid="0014c34e"/>
    </style:style>
    <style:style style:name="P3" style:family="paragraph" style:parent-style-name="Standard">
      <style:text-properties fo:color="#800000" fo:language="en" fo:country="GB"/>
    </style:style>
    <style:style style:name="P4" style:family="paragraph" style:parent-style-name="Standard">
      <style:text-properties fo:color="#800000" fo:language="en" fo:country="GB" officeooo:rsid="0016a42d" officeooo:paragraph-rsid="0016a42d"/>
    </style:style>
    <style:style style:name="P5" style:family="paragraph" style:parent-style-name="Standard">
      <style:text-properties fo:color="#800000" officeooo:rsid="001abb58" officeooo:paragraph-rsid="001abb58"/>
    </style:style>
    <style:style style:name="P6" style:family="paragraph" style:parent-style-name="Standard">
      <style:text-properties officeooo:rsid="001abb58" officeooo:paragraph-rsid="001abb58"/>
    </style:style>
    <style:style style:name="P7" style:family="paragraph" style:parent-style-name="Standard">
      <style:text-properties officeooo:paragraph-rsid="001f7e17"/>
    </style:style>
    <style:style style:name="P8" style:family="paragraph" style:parent-style-name="Standard">
      <style:text-properties officeooo:rsid="001f7e17" officeooo:paragraph-rsid="001f7e17"/>
    </style:style>
    <style:style style:name="P9" style:family="paragraph" style:parent-style-name="Standard">
      <style:text-properties officeooo:paragraph-rsid="00244da3"/>
    </style:style>
    <style:style style:name="P10" style:family="paragraph" style:parent-style-name="Standard">
      <style:text-properties officeooo:rsid="00244da3" officeooo:paragraph-rsid="00244da3"/>
    </style:style>
    <style:style style:name="P11" style:family="paragraph" style:parent-style-name="Standard">
      <style:text-properties officeooo:paragraph-rsid="0027cd5d"/>
    </style:style>
    <style:style style:name="P12" style:family="paragraph" style:parent-style-name="Standard">
      <style:text-properties officeooo:paragraph-rsid="0029e4d3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List_20_Paragraph" style:list-style-name="WWNum1"/>
    <style:style style:name="P15" style:family="paragraph" style:parent-style-name="List_20_Paragraph">
      <style:paragraph-properties fo:margin-left="0in" fo:margin-right="0in" fo:text-indent="0in" style:auto-text-indent="false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officeooo:rsid="0018570d" officeooo:paragraph-rsid="0018570d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paragraph-rsid="0018570d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1365a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1abb58"/>
    </style:style>
    <style:style style:name="T4" style:family="text">
      <style:text-properties fo:language="en" fo:country="GB" officeooo:rsid="001c8a9d"/>
    </style:style>
    <style:style style:name="T5" style:family="text">
      <style:text-properties fo:language="en" fo:country="GB" fo:font-weight="normal" officeooo:rsid="001c8a9d" style:font-weight-asian="normal" style:font-weight-complex="normal"/>
    </style:style>
    <style:style style:name="T6" style:family="text">
      <style:text-properties fo:language="en" fo:country="GB" officeooo:rsid="001caa22"/>
    </style:style>
    <style:style style:name="T7" style:family="text">
      <style:text-properties fo:language="en" fo:country="GB" officeooo:rsid="001f7e17"/>
    </style:style>
    <style:style style:name="T8" style:family="text">
      <style:text-properties fo:language="en" fo:country="GB" officeooo:rsid="0014c34e"/>
    </style:style>
    <style:style style:name="T9" style:family="text">
      <style:text-properties fo:language="en" fo:country="GB" officeooo:rsid="0024f07d"/>
    </style:style>
    <style:style style:name="T10" style:family="text">
      <style:text-properties fo:language="en" fo:country="GB" officeooo:rsid="00266a70"/>
    </style:style>
    <style:style style:name="T11" style:family="text">
      <style:text-properties fo:language="en" fo:country="GB" officeooo:rsid="00267ba7"/>
    </style:style>
    <style:style style:name="T12" style:family="text">
      <style:text-properties fo:language="en" fo:country="GB" officeooo:rsid="00294a90"/>
    </style:style>
    <style:style style:name="T13" style:family="text">
      <style:text-properties fo:language="en" fo:country="GB" officeooo:rsid="0029e4d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a2a8a" style:font-style-asian="italic" style:font-style-complex="italic"/>
    </style:style>
    <style:style style:name="T16" style:family="text">
      <style:text-properties fo:font-style="italic" officeooo:rsid="0020941f" style:font-style-asian="italic" style:font-style-complex="italic"/>
    </style:style>
    <style:style style:name="T17" style:family="text">
      <style:text-properties fo:font-style="italic" officeooo:rsid="0018570d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1 <text:s/>Preliminary Title</text:span></text:p>
      <text:p text:style-name="Standard">Deep learning for quality assessment of protein interfaces.</text:p>
      <text:p text:style-name="Standard"><text:span text:style-name="T1">2 <text:s/>Problem Formulation</text:span></text:p>
      <text:p text:style-name="Standard">Protein-protein interactions plays a essential role in many biological processes<text:span text:style-name="T2"> </text:span>and it is important to have good understanding of the<text:span text:style-name="T2"> protein-protein </text:span>interface<text:span text:style-name="T2"> </text:span>to understand<text:span text:style-name="T2"> </text:span>the proteins functions<text:span text:style-name="T2"> and impact in different biological systems.</text:span></text:p>
      <text:p text:style-name="P12"><text:span text:style-name="T3">Despite </text:span><text:span text:style-name="T2">advancement</text:span><text:span text:style-name="T3"> </text:span><text:span text:style-name="T4">in structural determination of </text:span><text:span text:style-name="T5">both</text:span><text:span text:style-name="T4"> proteins and protein complexes the structural information of the majority of protein-protein interactions will never </text:span><text:span text:style-name="T9">available for analysis, let alone for crystallization.</text:span><text:span text:style-name="T4"> </text:span><text:span text:style-name="T10">Thus, predicted models of the protein-protein interactions should be a useful guide for biochemical experiments </text:span><text:span text:style-name="T11">when no native model has been established</text:span><text:span text:style-name="T10">.</text:span><text:span text:style-name="T12"> </text:span><text:span text:style-name="T13">Thou the problem still exists where of identifying the correct models among many incorrect ones.</text:span></text:p>
      <text:p text:style-name="P11"><text:span text:style-name="T10"/></text:p>
      <text:p text:style-name="P11"><text:span text:style-name="T10"/></text:p>
      <text:p text:style-name="P11"><text:span text:style-name="T10"><text:s/></text:span><text:span text:style-name="T4">be available in PDB </text:span><text:span text:style-name="T6">and thus its is important to </text:span><text:span text:style-name="T7">predict the <text:s/>model the protein complex and identify how correct this estimated protein-protein interface is.</text:span></text:p>
      <text:p text:style-name="P8"><text:span text:style-name="T7">T</text:span><text:span text:style-name="T2">o do this it is i</text:span><text:span text:style-name="T8">mportant </text:span><text:span text:style-name="T2">to identify</text:span><text:span text:style-name="T8"> how we can </text:span><text:span text:style-name="T2">correctly</text:span><text:span text:style-name="T8"> define connecting residues </text:span><text:span text:style-name="T2">t</text:span><text:span text:style-name="T8">o represent the interface between </text:span><text:span text:style-name="T2">the</text:span><text:span text:style-name="T8"> two proteins.</text:span></text:p>
      <text:p text:style-name="P7"><text:span text:style-name="T7"/></text:p>
      <text:p text:style-name="P7"><text:span text:style-name="T7"/></text:p>
      <text:p text:style-name="P7"><text:span text:style-name="T7"><text:s text:c="2"/></text:span><text:span text:style-name="T4">T</text:span><text:span text:style-name="T6">he problem is to indentify how correct a estimated protein-protein interface is <text:s/></text:span></text:p>
      <text:p text:style-name="P6"><text:span text:style-name="T2"/></text:p>
      <text:p text:style-name="P6"><text:span text:style-name="T2"/></text:p>
      <text:p text:style-name="P5"><text:span text:style-name="T2">is the problem of identifying the correct docking models among many incorrect ones.</text:span></text:p>
      <text:p text:style-name="P3"/>
      <text:p text:style-name="P1"/>
      <text:p text:style-name="P2">It is important in how we can define these connecting residues do represent the interface between two proteins.</text:p>
      <text:p text:style-name="P2"/>
      <text:p text:style-name="P4">Despite massive efforts in structure determination the majority of protein complexes are not and will never be available in the PDB (Berman et al., 2000).</text:p>
      <text:p text:style-name="P2"/>
      <text:p text:style-name="Standard">,impact identifying</text:p>
      <text:p text:style-name="Standard">I will with the help of CNN(Deep learning), make an quality assessment of<text:span text:style-name="T2"> </text:span>protein-protein interfaces.</text:p>
      <text:p text:style-name="Standard"><text:soft-page-break/>to assess the quality of a protein-protein interface.<text:span text:style-name="T2"> </text:span>In this thesis we want to make an quality assessment of protein interfaces<text:span text:style-name="T2"> </text:span>with the help of Convolutional neural network(CNN) deep learning. <text:s/></text:p>
      <text:p text:style-name="Standard"/>
      <text:p text:style-name="Standard">I will <text:a xlink:type="simple" xlink:href="http://tyda.se/search/investigate?lang%5B0%5D=en&amp;lang%5B1%5D=sv" text:style-name="Internet_20_link" text:visited-style-name="Visited_20_Internet_20_Link">investigate</text:a><text:span text:style-name="T2"> how the protein interfaces can be represented as input into the network and </text:span></text:p>
      <text:p text:style-name="Standard"/>
      <text:p text:style-name="Standard">Different to represent the protein interfaces. <text:s/>Test different features to describe the protein-</text:p>
      <text:p text:style-name="Standard">protein interface.</text:p>
      <text:p text:style-name="Standard"><text:span text:style-name="T1">3 <text:s/>Approach</text:span></text:p>
      <text:p text:style-name="P9">In this thesis a convolution neural network will be used to make an quality assessment of <text:span text:style-name="T2">protein-</text:span>protein interfaces. </text:p>
      <text:p text:style-name="P10">calculated from the docking model</text:p>
      <text:p text:style-name="P9"/>
      <text:p text:style-name="P9">Different features will be investigated<text:span text:style-name="T2"> on how to best</text:span> represent <text:span text:style-name="T17">the</text:span> protein interface<text:span text:style-name="T2"> as an</text:span><text:bookmark text:name="_GoBack"/><text:span text:style-name="T2"> input into the network and the results will then be compared to the native interface. </text:span></text:p>
      <text:p text:style-name="Standard"><text:span text:style-name="T2">Such </text:span>features<text:span text:style-name="T2"> could be:</text:span></text:p>
      <text:list xml:id="list4092923589922822641" text:style-name="WWNum1">
        <text:list-item>
          <text:p text:style-name="P14"><text:span text:style-name="T2">Contact maps between residues of the </text:span>interacting<text:span text:style-name="T2"> proteins, such as CA-CA distance of &lt;8Å or Heavy atoms distance &lt;5Å.</text:span></text:p>
        </text:list-item>
        <text:list-item>
          <text:p text:style-name="P14">Difference in accessible surface area (<text:span text:style-name="T14">ΔASA)</text:span></text:p>
        </text:list-item>
      </text:list>
      <text:p text:style-name="List_20_Paragraph"><text:span text:style-name="T14"/></text:p>
      <text:p text:style-name="List_20_Paragraph"><text:span text:style-name="T14"/></text:p>
      <text:p text:style-name="P18"><text:span text:style-name="T14"/></text:p>
      <text:p text:style-name="P15"><text:span text:style-name="T14"/></text:p>
      <text:p text:style-name="P15"><text:span text:style-name="T14">Keras is a high-level neural networks API</text:span></text:p>
      <text:p text:style-name="P15"><text:span text:style-name="T14"/></text:p>
      <text:p text:style-name="P16"><text:span text:style-name="T14">Datasets:</text:span></text:p>
      <text:p text:style-name="P16"><text:span text:style-name="T14">The dataset CnM </text:span><text:span text:style-name="T15">is a combination of two datasets, CAPRI and MOAL.</text:span></text:p>
      <text:p text:style-name="P17"><text:span text:style-name="T16">The </text:span><text:span text:style-name="T17">‘CAPRI’ </text:span><text:span text:style-name="T16">data</text:span><text:span text:style-name="T17">set contains 19 013 models from 15 targets </text:span><text:span text:style-name="T16">which was</text:span><text:span text:style-name="T17"> submitted to the CAPRI scoring experiment. </text:span><text:span text:style-name="T16">T</text:span><text:span text:style-name="T17">he ‘MOAL’ </text:span><text:span text:style-name="T16">data</text:span><text:span text:style-name="T17">set contai</text:span><text:span text:style-name="T16">ns larger set of <text:s/>data with</text:span><text:span text:style-name="T17"> 56 015 models for 118 targets.</text:span></text:p>
      <text:p text:style-name="Standard"><text:span text:style-name="T1">4 <text:s/>Timetable</text:span></text:p>
      <text:p text:style-name="Standard"><text:span text:style-name="T1">5 <text:s/>Literature</text:span></text:p>
      <text:p text:style-name="Standard">DockQ - http://journals.plos.org/plosone/article?id=10.1371/journal.pone.0161879</text:p>
      <text:p text:style-name="Standard">ProQDock - https://academic.oup.com/bioinformatics/article/32/12/i262/2288786</text:p>
      <text:p text:style-name="Standard">http://citeseerx.ist.psu.edu/viewdoc/download?doi=10.1.1.666.4757rep=rep1type=pdf</text:p>
      <text:p text:style-name="Standard"><text:soft-page-break/>P-P interactions - https://www.sciencedirect.com/science/article/pii/S0014579315008832</text:p>
      <text:p text:style-name="Standard">Ska inte med med bra l ̈asning: https://www.hindawi.com/journals/ijpro/2014/147648/</text:p>
      <text:p text:style-name="Standard">https://pdfs.semanticscholar.org/4981/0e21a15fc103cdc8d034a43a71a6bd499182.pdf</text:p>
      <text:p text:style-name="Standard"/>
      <text:p text:style-name="Standard">http://pub.ist.ac.at/~edels/Papers/2007-J-04-ProteinProteinInterfaces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style:rfc-language-tag="x-non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style:rfc-language-tag="x-non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kim Boda</meta:initial-creator>
    <meta:editing-cycles>30</meta:editing-cycles>
    <meta:creation-date>2018-01-31T09:05:00</meta:creation-date>
    <dc:date>2018-02-01T16:54:53.504729119</dc:date>
    <meta:editing-duration>PT10H31M35S</meta:editing-duration>
    <meta:generator>LibreOffice/5.1.6.2$Linux_X86_64 LibreOffice_project/10m0$Build-2</meta:generator>
    <meta:document-statistic meta:table-count="0" meta:image-count="0" meta:object-count="0" meta:page-count="3" meta:paragraph-count="37" meta:word-count="472" meta:character-count="3495" meta:non-whitespace-character-count="30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